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Properties.Velocit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locityPropertyHelper.getPropertyHook( String ns , String name , boolean u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locityProperties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locityProperties.getVelocity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